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_28_Rounded_29_" svg:stroke-linecap="round" draw:opacity="10%" draw:textarea-horizontal-align="left" draw:textarea-vertical-align="top" draw:auto-grow-height="false" fo:min-height="1.484cm" fo:min-width="38.314cm" loext:decorative="false"/>
      <style:paragraph-properties style:writing-mode="lr-tb"/>
    </style:style>
    <style:style style:name="gr2" style:family="graphic" style:parent-style-name="standard">
      <style:graphic-properties draw:stroke="dash" draw:stroke-dash="Double_20_Dash_20__28_Rounded_29_" svg:stroke-linecap="round" draw:opacity="10%" draw:textarea-horizontal-align="left" draw:textarea-vertical-align="top" draw:auto-grow-height="false" fo:min-height="1.528cm" fo:min-width="38.308cm" loext:decorative="false"/>
      <style:paragraph-properties style:writing-mode="lr-tb"/>
    </style:style>
    <style:style style:name="gr3" style:family="graphic" style:parent-style-name="standard">
      <style:graphic-properties draw:stroke="dash" draw:stroke-dash="Double_20_Dash_20__28_Rounded_29_" svg:stroke-linecap="round" draw:opacity="10%" draw:textarea-horizontal-align="left" draw:textarea-vertical-align="top" draw:auto-grow-height="false" fo:min-height="1.466cm" fo:min-width="38.316cm" loext:decorative="false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linecap="round" draw:opacity="10%" draw:textarea-horizontal-align="left" draw:textarea-vertical-align="top" draw:auto-grow-height="false" fo:min-height="1.556cm" fo:min-width="38.306cm" loext:decorative="false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opacity="10%" draw:textarea-horizontal-align="left" draw:textarea-vertical-align="top" draw:auto-grow-height="false" fo:min-height="1.6cm" fo:min-width="38.3cm" loext:decorative="false"/>
      <style:paragraph-properties style:writing-mode="lr-tb"/>
    </style:style>
    <style:style style:name="gr6" style:family="graphic" style:parent-style-name="standard">
      <style:graphic-properties draw:stroke="dash" draw:stroke-dash="Double_20_Dash_20__28_Rounded_29_" svg:stroke-linecap="round" draw:opacity="10%" draw:textarea-horizontal-align="left" draw:textarea-vertical-align="top" draw:auto-grow-height="false" fo:min-height="1.42cm" fo:min-width="38.32cm" loext:decorative="false"/>
      <style:paragraph-properties style:writing-mode="lr-tb"/>
    </style:style>
    <style:style style:name="gr7" style:family="graphic" style:parent-style-name="standard">
      <style:graphic-properties draw:stroke="solid" draw:stroke-dash="Double_20_Dash" svg:stroke-width="0.035cm" svg:stroke-color="#3465a4" draw:marker-start-width="0.252cm" draw:marker-end-width="0.252cm" svg:stroke-linecap="butt" draw:fill="solid" draw:fill-color="#dee6ef" draw:textarea-horizontal-align="justify" draw:textarea-vertical-align="middle" draw:auto-grow-height="false" fo:min-height="1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draw:stroke-dash="Double_20_Dash" svg:stroke-width="0.035cm" svg:stroke-color="#8d1d75" draw:marker-start-width="0.252cm" draw:marker-end-width="0.252cm" svg:stroke-linecap="butt" draw:fill="solid" draw:fill-color="#e0c2cd" draw:textarea-horizontal-align="justify" draw:textarea-vertical-align="middle" draw:auto-grow-height="false" fo:min-height="1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Double_20_Dash" svg:stroke-width="0.035cm" svg:stroke-color="#3faf46" draw:marker-start-width="0.252cm" draw:marker-end-width="0.252cm" svg:stroke-linecap="butt" draw:fill="solid" draw:fill-color="#dde8cb" draw:textarea-horizontal-align="justify" draw:textarea-vertical-align="middle" draw:auto-grow-height="false" fo:min-height="1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ouble_20_Dash" svg:stroke-width="0.035cm" svg:stroke-color="#ff8000" draw:marker-start-width="0.252cm" draw:marker-end-width="0.252cm" svg:stroke-linecap="butt" draw:fill="solid" draw:fill-color="#ffbf00" draw:textarea-horizontal-align="justify" draw:textarea-vertical-align="middle" draw:auto-grow-height="false" fo:min-height="1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draw:stroke-dash="Double_20_Dash" svg:stroke-width="0.035cm" svg:stroke-color="#a1467e" draw:marker-start-width="0.252cm" draw:marker-end-width="0.252cm" svg:stroke-linecap="butt" draw:fill="solid" draw:fill-color="#e0c2cd" draw:textarea-horizontal-align="justify" draw:textarea-vertical-align="middle" draw:auto-grow-height="false" fo:min-height="1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uble_20_Dash_20_Dot_20_Dot" svg:stroke-width="0.035cm" svg:stroke-color="#650953" draw:marker-start-width="0.252cm" draw:marker-end-width="0.252cm" svg:stroke-linecap="butt" draw:fill="solid" draw:fill-color="#8d1d75" draw:textarea-horizontal-align="justify" draw:textarea-vertical-align="middle" draw:auto-grow-height="false" fo:min-height="1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Double_20_Dash_20_Dot_20_Dot" svg:stroke-width="0.035cm" svg:stroke-color="#650953" draw:marker-start-width="0.252cm" draw:marker-end-width="0.252cm" svg:stroke-linecap="butt" draw:fill="solid" draw:fill-color="#8d1d75" draw:textarea-horizontal-align="justify" draw:textarea-vertical-align="middle" draw:auto-grow-height="false" fo:min-height="1.216cm" fo:min-width="2.216cm" fo:padding-top="0.142cm" fo:padding-bottom="0.142cm" fo:padding-left="0.267cm" fo:padding-right="0.267cm" loext:glow-radius="0cm" loext:softedge-radius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80808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dash" draw:stroke-dash="Double_20_Dash_20_Dot_20_Dot_20__28_Rounded_29_" svg:stroke-width="0.035cm" svg:stroke-color="#650953" draw:marker-start-width="0.252cm" draw:marker-end-width="0.252cm" svg:stroke-linecap="round" draw:fill="solid" draw:fill-color="#8d1d75" draw:textarea-horizontal-align="justify" draw:textarea-vertical-align="middle" draw:auto-grow-height="false" fo:min-height="1.216cm" fo:min-width="2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808080" draw:textarea-vertical-align="middle" loext:decorative="false"/>
    </style:style>
    <style:style style:name="gr17" style:family="graphic" style:parent-style-name="objectwithoutfill">
      <style:graphic-properties draw:stroke="dash" draw:stroke-dash="Double_20_Dash_20_Dot_20_Dot" svg:stroke-width="0cm" draw:marker-end="Arrowheads_20_2" draw:marker-end-width="0.3cm" svg:stroke-linecap="butt" draw:fill="none" draw:textarea-vertical-align="middle" loext:decorative="false"/>
    </style:style>
    <style:style style:name="gr18" style:family="graphic" style:parent-style-name="standard">
      <style:graphic-properties svg:stroke-width="0.028cm" svg:stroke-color="#cccccc" draw:marker-start-width="0.242cm" draw:marker-end-width="0.242cm" draw:fill="solid" draw:fill-color="#cccccc" draw:opacity="0%" draw:textarea-horizontal-align="justify" draw:textarea-vertical-align="middle" draw:auto-grow-height="false" fo:min-height="27.45cm" fo:min-width="39.5cm" fo:padding-top="0.139cm" fo:padding-bottom="0.139cm" fo:padding-left="0.264cm" fo:padding-right="0.264cm" loext:decorative="false"/>
    </style:style>
    <style:style style:name="P1" style:family="paragraph">
      <style:paragraph-properties fo:text-align="left"/>
      <style:text-properties style:font-name="Helvetica Neue" fo:font-size="9pt"/>
    </style:style>
    <style:style style:name="P2" style:family="paragraph">
      <loext:graphic-properties draw:opacity="10%"/>
      <style:paragraph-properties fo:text-align="left"/>
      <style:text-properties fo:color="#333333" loext:opacity="100%" style:font-name="Helvetica Neue" fo:font-size="9pt" style:font-size-asian="12pt" style:font-size-complex="12pt"/>
    </style:style>
    <style:style style:name="P3" style:family="paragraph">
      <style:paragraph-properties fo:text-align="left"/>
      <style:text-properties style:font-name="Helvetica Neue" fo:font-size="9pt" fo:font-weight="normal" style:font-size-asian="9pt" style:font-weight-asian="bold" style:font-size-complex="9pt" style:font-weight-complex="bold"/>
    </style:style>
    <style:style style:name="P4" style:family="paragraph">
      <loext:graphic-properties draw:opacity="10%"/>
      <style:paragraph-properties fo:text-align="left"/>
      <style:text-properties fo:color="#333333" loext:opacity="100%" style:font-name="Helvetica Neue" fo:font-size="9pt" fo:font-weight="normal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style:font-name="Helvetica Neue" fo:font-size="8pt" style:font-size-asian="12pt" style:font-size-complex="12pt"/>
    </style:style>
    <style:style style:name="P6" style:family="paragraph">
      <loext:graphic-properties draw:fill="solid" draw:fill-color="#dee6ef"/>
      <style:paragraph-properties fo:text-align="center" style:writing-mode="lr-tb"/>
      <style:text-properties style:font-name="Helvetica Neue" fo:font-size="8pt" style:font-size-asian="12pt" style:font-size-complex="12pt"/>
    </style:style>
    <style:style style:name="P7" style:family="paragraph">
      <loext:graphic-properties draw:fill="solid" draw:fill-color="#e0c2cd"/>
      <style:paragraph-properties fo:text-align="center" style:writing-mode="lr-tb"/>
      <style:text-properties style:font-name="Helvetica Neue" fo:font-size="8pt" style:font-size-asian="12pt" style:font-size-complex="12pt"/>
    </style:style>
    <style:style style:name="P8" style:family="paragraph">
      <loext:graphic-properties draw:fill="solid" draw:fill-color="#dde8cb"/>
      <style:paragraph-properties fo:text-align="center" style:writing-mode="lr-tb"/>
      <style:text-properties style:font-name="Helvetica Neue" fo:font-size="8pt" style:font-size-asian="12pt" style:font-size-complex="12pt"/>
    </style:style>
    <style:style style:name="P9" style:family="paragraph">
      <loext:graphic-properties draw:fill="solid" draw:fill-color="#ffbf00"/>
      <style:paragraph-properties fo:text-align="center" style:writing-mode="lr-tb"/>
      <style:text-properties style:font-name="Helvetica Neue" fo:font-size="8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Helvetica Neue" fo:font-size="8pt" style:font-size-asian="12pt" style:font-size-complex="12pt"/>
    </style:style>
    <style:style style:name="P11" style:family="paragraph">
      <loext:graphic-properties draw:fill="solid" draw:fill-color="#8d1d75"/>
      <style:paragraph-properties fo:text-align="center" style:writing-mode="lr-tb"/>
      <style:text-properties style:font-name="Helvetica Neue" fo:font-size="8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Helvetica Neue" fo:font-size="8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e0c2cd"/>
      <style:paragraph-properties fo:text-align="center" style:writing-mode="lr-tb"/>
      <style:text-properties style:font-name="Helvetica Neue" fo:font-size="8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cccccc" draw:opacity="0%"/>
      <style:paragraph-properties fo:text-align="center"/>
    </style:style>
    <style:style style:name="T1" style:family="text">
      <style:text-properties fo:color="#333333" loext:opacity="100%" style:font-size-asian="12pt" style:font-size-complex="12pt"/>
    </style:style>
    <style:style style:name="T2" style:family="text">
      <style:text-properties fo:color="#333333" loext:opacity="100%" fo:font-weight="bold" style:font-size-asian="12pt" style:font-weight-asian="bold" style:font-size-complex="12pt" style:font-weight-complex="bold"/>
    </style:style>
    <style:style style:name="T3" style:family="text">
      <style:text-properties fo:color="#333333" loext:opacity="100%" fo:font-size="9pt" style:font-size-asian="9pt" style:font-weight-asian="bold" style:font-size-complex="9pt" style:font-weight-complex="bold"/>
    </style:style>
    <style:style style:name="T4" style:family="text">
      <style:text-properties fo:color="#333333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Helvetica Neue" fo:font-size="8pt" style:font-size-asian="12pt" style:font-size-complex="12pt"/>
    </style:style>
    <style:style style:name="T6" style:family="text">
      <style:text-properties style:font-name="Helvetica Neue" fo:font-size="8pt" fo:font-weight="bold" style:font-size-asian="12pt" style:font-weight-asian="bold" style:font-size-complex="12pt" style:font-weight-complex="bold"/>
    </style:style>
    <style:style style:name="T7" style:family="text">
      <style:text-properties style:font-name="Helvetica Neue" fo:font-size="8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cm" svg:height="1.92cm" svg:x="1.5cm" svg:y="4.69cm">
          <text:p text:style-name="P1"><text:span text:style-name="T1">Step/Menu 1: </text:span><text:span text:style-name="T2">Choose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39cm" svg:height="1.97cm" svg:x="1.5cm" svg:y="7.33cm">
          <text:p text:style-name="P1"><text:span text:style-name="T1">Step/Menu 2: </text:span><text:span text:style-name="T2">Get Text Copy of Conver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39cm" svg:height="1.9cm" svg:x="1.5cm" svg:y="9.99cm">
          <text:p text:style-name="P3"><text:span text:style-name="T3">Step/Menu 3: </text:span><text:span text:style-name="T4">Choose Depart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4" draw:layer="layout" svg:width="39cm" svg:height="2cm" svg:x="1.5cm" svg:y="12.47cm">
          <text:p text:style-name="P3"><text:span text:style-name="T3">Step/Menu 4: </text:span><text:span text:style-name="T4">Choose Insurance Categ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4" draw:layer="layout" svg:width="39cm" svg:height="2cm" svg:x="1.5cm" svg:y="15.05cm">
          <text:p text:style-name="P3"><text:span text:style-name="T3">Step/Menu 5: </text:span><text:span text:style-name="T4">Choose Insurance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4" draw:layer="layout" svg:width="39cm" svg:height="2.05cm" svg:x="1.5cm" svg:y="17.71cm">
          <text:p text:style-name="P3"><text:span text:style-name="T3">Step/Menu 6: </text:span><text:span text:style-name="T4">Choose New or Existing Poli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draw:text-style-name="P4" draw:layer="layout" svg:width="39cm" svg:height="2cm" svg:x="1.5cm" svg:y="20.09cm">
          <text:p text:style-name="P3"><text:span text:style-name="T3">Step/Menu 7: </text:span><text:span text:style-name="T4">Provide Personal Det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4" draw:layer="layout" svg:width="39cm" svg:height="1.85cm" svg:x="1.5cm" svg:y="22.45cm">
          <text:p text:style-name="P3"><text:span text:style-name="T3">Step/Menu 8: </text:span><text:span text:style-name="T4">Provide Policy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4" draw:layer="layout" svg:width="39cm" svg:height="1.9cm" svg:x="1.5cm" svg:y="24.65cm">
          <text:p text:style-name="P3"><text:span text:style-name="T3">Step/Menu 9: </text:span><text:span text:style-name="T4">End of IVR, Pre-</text:span><text:span text:style-name="T4">transfer Confirm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6" xml:id="id10" draw:id="id10" draw:layer="layout" svg:width="2.75cm" svg:height="1.5cm" svg:x="18.508cm" svg:y="2.322cm">
          <text:p text:style-name="P5"><text:span text:style-name="T5">Main Menu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" draw:id="id1" draw:layer="layout" svg:width="2.75cm" svg:height="1.5cm" svg:x="12.758cm" svg:y="10.161cm">
          <text:p text:style-name="P5"><text:span text:style-name="T5">For insurance, </text:span><text:span text:style-name="T6">press 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6" draw:id="id16" draw:layer="layout" svg:width="2.75cm" svg:height="1.5cm" svg:x="19.908cm" svg:y="10.172cm">
          <text:p text:style-name="P5"><text:span text:style-name="T5">For banking, <text:s/></text:span><text:span text:style-name="T6">pres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17" draw:id="id17" draw:layer="layout" svg:width="2.75cm" svg:height="1.5cm" svg:x="31.658cm" svg:y="10.172cm">
          <text:p text:style-name="P5"><text:span text:style-name="T5">To hear those </text:span><text:span text:style-name="T5">options again, </text:span><text:span text:style-name="T6">press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5" draw:id="id5" draw:layer="layout" svg:width="2.75cm" svg:height="1.5cm" svg:x="9.658cm" svg:y="12.722cm">
          <text:p text:style-name="P5"><text:span text:style-name="T5">For personal </text:span><text:span text:style-name="T5">insurance, </text:span><text:span text:style-name="T6">press 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2.75cm" svg:height="1.5cm" svg:x="12.753cm" svg:y="12.722cm">
          <text:p text:style-name="P5"><text:span text:style-name="T5">For commercial </text:span><text:span text:style-name="T5">insurance, </text:span><text:span text:style-name="T6">press 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2.75cm" svg:height="1.5cm" svg:x="15.849cm" svg:y="12.722cm">
          <text:p text:style-name="P10"><text:span text:style-name="T5">To hear those </text:span><text:span text:style-name="T5">options again, </text:span><text:span text:style-name="T6">press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2" draw:id="id2" draw:layer="layout" svg:width="2.75cm" svg:height="1.5cm" svg:x="18.908cm" svg:y="12.722cm">
          <text:p text:style-name="P10"><text:span text:style-name="T5">To go back to </text:span><text:span text:style-name="T5">the previous </text:span><text:span text:style-name="T5">menu, </text:span><text:span text:style-name="T6">press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6" draw:id="id6" draw:layer="layout" svg:width="2.75cm" svg:height="1.5cm" svg:x="9.658cm" svg:y="15.272cm">
          <text:p text:style-name="P5"><text:span text:style-name="T5">For home and </text:span><text:span text:style-name="T5">contents </text:span><text:span text:style-name="T5">insurance, </text:span></text:p>
          <text:p text:style-name="P5"><text:span text:style-name="T6">press 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7" draw:id="id7" draw:layer="layout" svg:width="2.75cm" svg:height="1.5cm" svg:x="12.67cm" svg:y="15.272cm">
          <text:p text:style-name="P5"><text:span text:style-name="T5">For car insurance, </text:span></text:p>
          <text:p text:style-name="P5"><text:span text:style-name="T6">press 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2.75cm" svg:height="1.5cm" svg:x="15.682cm" svg:y="15.272cm">
          <text:p text:style-name="P10"><text:span text:style-name="T5">To hear those </text:span><text:span text:style-name="T5">options again, </text:span><text:span text:style-name="T6">press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9" draw:id="id9" draw:layer="layout" svg:width="2.75cm" svg:height="1.5cm" svg:x="18.658cm" svg:y="15.272cm">
          <text:p text:style-name="P10"><text:span text:style-name="T5">To go back to </text:span><text:span text:style-name="T5">the previous </text:span><text:span text:style-name="T5">menu, </text:span><text:span text:style-name="T6">press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svg:x1="14.133cm" svg:y1="11.661cm" svg:x2="20.283cm" svg:y2="12.722cm" draw:start-shape="id1" draw:start-glue-point="2" draw:end-shape="id2" draw:end-glue-point="0" svg:d="M14133 11661v531h6150v530" svg:viewBox="0 0 6151 1062">
          <text:p/>
        </draw:connector>
        <draw:connector draw:style-name="gr14" draw:text-style-name="P12" draw:layer="layout" svg:x1="14.133cm" svg:y1="11.661cm" svg:x2="17.224cm" svg:y2="12.722cm" draw:start-shape="id1" draw:start-glue-point="2" draw:end-shape="id3" draw:end-glue-point="0" svg:d="M14133 11661v531h3091v530" svg:viewBox="0 0 3092 1062">
          <text:p/>
        </draw:connector>
        <draw:connector draw:style-name="gr14" draw:text-style-name="P12" draw:layer="layout" svg:x1="14.133cm" svg:y1="11.661cm" svg:x2="14.128cm" svg:y2="12.722cm" draw:start-shape="id1" draw:start-glue-point="2" draw:end-shape="id4" draw:end-glue-point="0" svg:d="M14133 11661v531h-5v530" svg:viewBox="0 0 6 1062">
          <text:p/>
        </draw:connector>
        <draw:connector draw:style-name="gr14" draw:text-style-name="P12" draw:layer="layout" svg:x1="14.133cm" svg:y1="11.661cm" svg:x2="11.033cm" svg:y2="12.722cm" draw:start-shape="id1" draw:start-glue-point="2" draw:end-shape="id5" draw:end-glue-point="0" svg:d="M14133 11661v531h-3100v530" svg:viewBox="0 0 3101 1062">
          <text:p/>
        </draw:connector>
        <draw:connector draw:style-name="gr14" draw:text-style-name="P12" draw:layer="layout" svg:x1="11.033cm" svg:y1="15.272cm" svg:x2="11.033cm" svg:y2="14.222cm" draw:start-shape="id6" draw:end-shape="id5" draw:end-glue-point="2" svg:d="M11033 15272v-1050" svg:viewBox="0 0 1 1051">
          <text:p/>
        </draw:connector>
        <draw:connector draw:style-name="gr14" draw:text-style-name="P12" draw:layer="layout" svg:x1="14.045cm" svg:y1="15.272cm" svg:x2="11.033cm" svg:y2="14.222cm" draw:start-shape="id7" draw:start-glue-point="0" draw:end-shape="id5" draw:end-glue-point="2" svg:d="M14045 15272v-525h-3012v-525" svg:viewBox="0 0 3013 1051">
          <text:p/>
        </draw:connector>
        <draw:connector draw:style-name="gr14" draw:text-style-name="P12" draw:layer="layout" svg:x1="17.057cm" svg:y1="15.272cm" svg:x2="11.033cm" svg:y2="14.222cm" draw:start-shape="id8" draw:start-glue-point="0" draw:end-shape="id5" draw:end-glue-point="2" svg:d="M17057 15272v-525h-6024v-525" svg:viewBox="0 0 6025 1051">
          <text:p/>
        </draw:connector>
        <draw:connector draw:style-name="gr14" draw:text-style-name="P12" draw:layer="layout" svg:x1="11.033cm" svg:y1="14.222cm" svg:x2="20.033cm" svg:y2="15.272cm" draw:start-shape="id5" draw:start-glue-point="2" draw:end-shape="id9" draw:end-glue-point="0" svg:d="M11033 14222v525h9000v525" svg:viewBox="0 0 9001 1051">
          <text:p/>
        </draw:connector>
        <draw:custom-shape draw:style-name="gr7" draw:text-style-name="P6" xml:id="id11" draw:id="id11" draw:layer="layout" svg:width="2.75cm" svg:height="1.5cm" svg:x="16.358cm" svg:y="4.922cm">
          <text:p text:style-name="P5"><text:span text:style-name="T5">To hear the options in English, </text:span><text:span text:style-name="T6">press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2.75cm" svg:height="1.5cm" svg:x="20.608cm" svg:y="4.922cm">
          <text:p text:style-name="P10"><text:span text:style-name="T5">To hear the options in Spanish, </text:span><text:span text:style-name="T6">press 2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19.883cm" svg:y1="3.822cm" svg:x2="17.733cm" svg:y2="4.922cm" draw:start-shape="id10" draw:start-glue-point="2" draw:end-shape="id11" draw:end-glue-point="0" svg:d="M19883 3822v550h-2150v550" svg:viewBox="0 0 2151 1101">
          <text:p/>
        </draw:connector>
        <draw:connector draw:style-name="gr14" draw:text-style-name="P12" draw:layer="layout" svg:x1="19.883cm" svg:y1="3.822cm" svg:x2="21.983cm" svg:y2="4.922cm" draw:start-shape="id10" draw:start-glue-point="2" draw:end-shape="id12" draw:end-glue-point="0" svg:d="M19883 3822v550h2100v550" svg:viewBox="0 0 2101 1101">
          <text:p/>
        </draw:connector>
        <draw:custom-shape draw:style-name="gr7" draw:text-style-name="P6" xml:id="id13" draw:id="id13" draw:layer="layout" svg:width="2.75cm" svg:height="1.5cm" svg:x="16.368cm" svg:y="7.572cm">
          <text:p text:style-name="P5"><text:span text:style-name="T5">To get a text copy of this conversation, </text:span><text:span text:style-name="T6">press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4" draw:id="id14" draw:layer="layout" svg:width="2.75cm" svg:height="1.5cm" svg:x="25.008cm" svg:y="4.922cm">
          <text:p text:style-name="P10"><text:span text:style-name="T5">To hear those options again, </text:span><text:span text:style-name="T6">press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15" draw:id="id15" draw:layer="layout" svg:width="2.75cm" svg:height="1.5cm" svg:x="20.118cm" svg:y="7.572cm">
          <text:p text:style-name="P5"><text:span text:style-name="T5">To go back to the previous menu, </text:span><text:span text:style-name="T6">press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18" draw:id="id18" draw:layer="layout" svg:width="2.75cm" svg:height="1.5cm" svg:x="27.976cm" svg:y="10.163cm">
          <text:p text:style-name="P5"><text:span text:style-name="T5">To go back to the previous menu, </text:span><text:span text:style-name="T6">press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17.733cm" svg:y1="6.422cm" svg:x2="17.743cm" svg:y2="7.572cm" draw:start-shape="id11" draw:start-glue-point="2" draw:end-shape="id13" draw:end-glue-point="0" svg:d="M17733 6422v575h10v575" svg:viewBox="0 0 11 1151">
          <text:p/>
        </draw:connector>
        <draw:connector draw:style-name="gr14" draw:text-style-name="P12" draw:layer="layout" svg:x1="21.983cm" svg:y1="6.422cm" svg:x2="17.743cm" svg:y2="7.572cm" draw:start-shape="id12" draw:end-shape="id13" draw:end-glue-point="0" svg:d="M21983 6422v575h-4240v575" svg:viewBox="0 0 4241 1151">
          <text:p/>
        </draw:connector>
        <draw:connector draw:style-name="gr14" draw:text-style-name="P12" draw:layer="layout" svg:x1="19.883cm" svg:y1="3.822cm" svg:x2="26.383cm" svg:y2="4.922cm" draw:start-shape="id10" draw:start-glue-point="2" draw:end-shape="id14" draw:end-glue-point="0" svg:d="M19883 3822v550h6500v550" svg:viewBox="0 0 6501 1101">
          <text:p/>
        </draw:connector>
        <draw:connector draw:style-name="gr14" draw:text-style-name="P12" draw:layer="layout" svg:x1="17.733cm" svg:y1="6.422cm" svg:x2="21.493cm" svg:y2="7.572cm" draw:start-shape="id11" draw:start-glue-point="2" draw:end-shape="id15" draw:end-glue-point="0" svg:d="M17733 6422v575h3760v575" svg:viewBox="0 0 3761 1151">
          <text:p/>
        </draw:connector>
        <draw:connector draw:style-name="gr14" draw:text-style-name="P12" draw:layer="layout" svg:x1="17.743cm" svg:y1="9.072cm" svg:x2="14.133cm" svg:y2="10.161cm" draw:start-shape="id13" draw:start-glue-point="2" draw:end-shape="id1" draw:end-glue-point="0" svg:d="M17743 9072v545h-3610v544" svg:viewBox="0 0 3611 1090">
          <text:p/>
        </draw:connector>
        <draw:connector draw:style-name="gr14" draw:text-style-name="P12" draw:layer="layout" svg:x1="17.743cm" svg:y1="9.072cm" svg:x2="21.283cm" svg:y2="10.172cm" draw:start-shape="id13" draw:start-glue-point="2" draw:end-shape="id16" draw:end-glue-point="0" svg:d="M17743 9072v550h3540v550" svg:viewBox="0 0 3541 1101">
          <text:p/>
        </draw:connector>
        <draw:connector draw:style-name="gr14" draw:text-style-name="P12" draw:layer="layout" svg:x1="17.743cm" svg:y1="9.072cm" svg:x2="33.033cm" svg:y2="10.172cm" draw:start-shape="id13" draw:start-glue-point="2" draw:end-shape="id17" draw:end-glue-point="0" svg:d="M17743 9072v550h15290v550" svg:viewBox="0 0 15291 1101">
          <text:p/>
        </draw:connector>
        <draw:connector draw:style-name="gr14" draw:text-style-name="P12" draw:layer="layout" svg:x1="17.743cm" svg:y1="9.072cm" svg:x2="29.351cm" svg:y2="10.163cm" draw:start-shape="id13" draw:start-glue-point="2" draw:end-shape="id18" draw:end-glue-point="0" svg:d="M17743 9072v546h11608v545" svg:viewBox="0 0 11609 1092">
          <text:p/>
        </draw:connector>
        <draw:custom-shape draw:style-name="gr15" draw:text-style-name="P11" xml:id="id19" draw:id="id19" draw:layer="layout" svg:width="2.75cm" svg:height="1.5cm" svg:x="24.258cm" svg:y="10.178cm">
          <text:p text:style-name="P5"><text:span text:style-name="T5">To talk to a customer service rep., </text:span><text:span text:style-name="T6">press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svg:x1="17.743cm" svg:y1="9.072cm" svg:x2="25.633cm" svg:y2="10.178cm" draw:start-shape="id13" draw:start-glue-point="2" draw:end-shape="id19" draw:end-glue-point="0" svg:d="M17743 9072v553h7890v553" svg:viewBox="0 0 7891 1107">
          <text:p/>
        </draw:connector>
        <draw:custom-shape draw:style-name="gr11" draw:text-style-name="P14" xml:id="id24" draw:id="id24" draw:layer="layout" svg:width="2.75cm" svg:height="1.5cm" svg:x="12.676cm" svg:y="20.318cm">
          <text:p text:style-name="P13"><text:span text:style-name="T7">Please provide your first and last nam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0" draw:id="id20" draw:layer="layout" svg:width="2.75cm" svg:height="1.5cm" svg:x="9.558cm" svg:y="17.972cm">
          <text:p text:style-name="P5"><text:span text:style-name="T5">For a </text:span></text:p>
          <text:p text:style-name="P5"><text:span text:style-name="T5">new policy,</text:span></text:p>
          <text:p text:style-name="P5"><text:span text:style-name="T6">press 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1" draw:id="id21" draw:layer="layout" svg:width="2.75cm" svg:height="1.5cm" svg:x="12.676cm" svg:y="17.972cm">
          <text:p text:style-name="P5"><text:span text:style-name="T5">For an </text:span></text:p>
          <text:p text:style-name="P5"><text:span text:style-name="T5">existing policy,</text:span></text:p>
          <text:p text:style-name="P5"><text:span text:style-name="T6">pres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svg:x1="14.045cm" svg:y1="16.772cm" svg:x2="10.933cm" svg:y2="17.972cm" draw:start-shape="id7" draw:start-glue-point="2" draw:end-shape="id20" draw:end-glue-point="0" svg:d="M14045 16772v600h-3112v600" svg:viewBox="0 0 3113 1201">
          <text:p/>
        </draw:connector>
        <draw:connector draw:style-name="gr14" draw:text-style-name="P12" draw:layer="layout" svg:x1="14.045cm" svg:y1="16.772cm" svg:x2="14.051cm" svg:y2="17.972cm" draw:start-shape="id7" draw:start-glue-point="2" draw:end-shape="id21" draw:end-glue-point="0" svg:d="M14045 16772v600h6v600" svg:viewBox="0 0 7 1201">
          <text:p/>
        </draw:connector>
        <draw:custom-shape draw:style-name="gr10" draw:text-style-name="P9" xml:id="id22" draw:id="id22" draw:layer="layout" svg:width="2.75cm" svg:height="1.5cm" svg:x="15.794cm" svg:y="17.972cm">
          <text:p text:style-name="P10"><text:span text:style-name="T5">To hear those options again, </text:span><text:span text:style-name="T6">press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23" draw:id="id23" draw:layer="layout" svg:width="2.75cm" svg:height="1.5cm" svg:x="18.876cm" svg:y="17.972cm">
          <text:p text:style-name="P10"><text:span text:style-name="T5">To go back to the previous menu, </text:span><text:span text:style-name="T6">press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svg:x1="14.045cm" svg:y1="16.772cm" svg:x2="17.169cm" svg:y2="17.972cm" draw:start-shape="id7" draw:start-glue-point="2" draw:end-shape="id22" draw:end-glue-point="0" svg:d="M14045 16772v600h3124v600" svg:viewBox="0 0 3125 1201">
          <text:p/>
        </draw:connector>
        <draw:connector draw:style-name="gr14" draw:text-style-name="P12" draw:layer="layout" svg:x1="14.045cm" svg:y1="16.772cm" svg:x2="20.251cm" svg:y2="17.972cm" draw:start-shape="id7" draw:start-glue-point="2" draw:end-shape="id23" draw:end-glue-point="0" svg:d="M14045 16772v600h6206v600" svg:viewBox="0 0 6207 1201">
          <text:p/>
        </draw:connector>
        <draw:connector draw:style-name="gr14" draw:text-style-name="P12" draw:layer="layout" svg:x1="14.051cm" svg:y1="19.472cm" svg:x2="14.051cm" svg:y2="20.318cm" draw:start-shape="id21" draw:start-glue-point="2" draw:end-shape="id24" draw:end-glue-point="0" svg:d="M14051 19472v846" svg:viewBox="0 0 1 847">
          <text:p/>
        </draw:connector>
        <draw:connector draw:style-name="gr14" draw:text-style-name="P12" draw:layer="layout" svg:x1="14.051cm" svg:y1="21.818cm" svg:x2="14.049cm" svg:y2="22.616cm" draw:start-shape="id24" draw:start-glue-point="2" draw:end-shape="id25" draw:end-glue-point="0" svg:d="M14051 21818v399h-2v399" svg:viewBox="0 0 3 799">
          <text:p/>
        </draw:connector>
        <draw:connector draw:style-name="gr14" draw:text-style-name="P12" draw:layer="layout" svg:x1="14.049cm" svg:y1="24.116cm" svg:x2="14.053cm" svg:y2="24.85cm" draw:start-shape="id25" draw:start-glue-point="2" draw:end-shape="id26" draw:end-glue-point="0" svg:d="M14049 24116v367h4v367" svg:viewBox="0 0 5 735">
          <text:p/>
        </draw:connector>
        <draw:custom-shape draw:style-name="gr11" draw:text-style-name="P14" xml:id="id25" draw:id="id25" draw:layer="layout" svg:width="2.75cm" svg:height="1.5cm" svg:x="12.674cm" svg:y="22.616cm">
          <text:p text:style-name="P13"><text:span text:style-name="T7">Please provide the policy number, starting with “MPW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26" draw:id="id26" draw:layer="layout" svg:width="2.75cm" svg:height="1.5cm" svg:x="12.678cm" svg:y="24.85cm">
          <text:p text:style-name="P13"><text:span text:style-name="T7">Thank you. Transferring you now.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svg:x1="21.283cm" svg:y1="11.672cm" svg:x2="23.617cm" svg:y2="12.204cm" draw:start-shape="id16" draw:start-glue-point="2" svg:d="M21283 11672v525h2334v7" svg:viewBox="0 0 2335 533">
          <text:p/>
        </draw:connector>
        <draw:custom-shape draw:style-name="gr18" draw:text-style-name="P16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officeooo:annotation svg:x="0cm" svg:y="1.3cm" svg:width="0.396cm" svg:height="0.496cm">
          <dc:date>2026-02-05T14:24:32</dc:date>
          <text:p>Can pause to give time to retrieve the relevant details.</text:p>
        </officeooo:annotation>
        <officeooo:annotation svg:x="1cm" svg:y="1.3cm" svg:width="0.396cm" svg:height="0.496cm">
          <dc:date>2026-02-10T09:11:14</dc:date>
          <text:p>All information is then made available in a dashboard.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Double_20_Dash_20_Dot_20_Dot" draw:display-name="Double Dash Dot Dot" draw:style="rect" draw:dots1="1" draw:dots1-length="800%" draw:dots2="2" draw:dots2-length="100%" draw:distance="300%"/>
    <draw:stroke-dash draw:name="Double_20_Dash_20_Dot_20_Dot_20__28_Rounded_29_" draw:display-name="Double Dash Dot Dot (Rounded)" draw:style="round" draw:dots1="1" draw:dots1-length="701%" draw:dots2="2" draw:dots2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0:07:51.410034000</meta:creation-date>
    <dc:date>2026-02-10T12:57:00.242429000</dc:date>
    <meta:editing-duration>P4DT21H44M</meta:editing-duration>
    <meta:editing-cycles>18</meta:editing-cycles>
    <meta:generator>LibreOffice/26.2.0.3$MacOSX_AARCH64 LibreOffice_project/afbbd0df0edb6d40b450b0337ac646b0913a760c</meta:generator>
    <meta:document-statistic meta:object-count="63"/>
  </office:meta>
</office:document-meta>
</file>